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1pt solid #000000" fo:border-bottom="1pt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6.27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52" style:family="table">
      <style:table-properties style:width="169.92mm" table:align="left"/>
    </style:style>
    <style:style style:name="Table152.A" style:family="table-column">
      <style:table-column-properties style:column-width="21.75mm"/>
    </style:style>
    <style:style style:name="Table152.B"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1pt solid #000000">
        <style:background-image/>
      </style:table-cell-properties>
    </style:style>
    <style:style style:name="Table161" style:family="table">
      <style:table-properties style:width="169.92mm" table:align="left"/>
    </style:style>
    <style:style style:name="Table161.A" style:family="table-column">
      <style:table-column-properties style:column-width="21.75mm"/>
    </style:style>
    <style:style style:name="Table161.B" style:family="table-column">
      <style:table-column-properties style:column-width="148.17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1.75mm"/>
    </style:style>
    <style:style style:name="Table151.B" style:family="table-column">
      <style:table-column-properties style:column-width="148.17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Default_5f_ntt">
      <style:text-properties fo:language="en" fo:country="US"/>
    </style:style>
    <style:style style:name="P5" style:family="paragraph" style:parent-style-name="scpi2">
      <style:paragraph-properties fo:margin-left="0mm" fo:margin-right="0mm" fo:text-indent="0mm" style:auto-text-indent="false"/>
      <style:text-properties fo:language="en" fo:country="US"/>
    </style:style>
    <style:style style:name="P6" style:family="paragraph" style:parent-style-name="cmd_5f_code_20_Start">
      <style:text-properties style:font-name="Courier New" fo:font-size="10.5pt"/>
    </style:style>
    <style:style style:name="P7" style:family="paragraph" style:parent-style-name="Heading_20_2" style:master-page-name="First_20_Page">
      <style:paragraph-properties style:page-number="auto"/>
    </style:style>
    <style:style style:name="P8" style:family="paragraph" style:parent-style-name="cmd_5f_code">
      <style:text-properties officeooo:rsid="0002e090" officeooo:paragraph-rsid="0002e090"/>
    </style:style>
    <style:style style:name="P9" style:family="paragraph" style:parent-style-name="cmd_5f_code_5f_single">
      <style:text-properties officeooo:paragraph-rsid="0002ffd8"/>
    </style:style>
    <style:style style:name="P10" style:family="paragraph" style:parent-style-name="cmd_5f_code_20_Start">
      <style:text-properties officeooo:paragraph-rsid="00064515"/>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style:font-name="Courier New" fo:font-size="10.5pt" officeooo:rsid="0002ffd8"/>
    </style:style>
    <style:style style:name="T4" style:family="text">
      <style:text-properties fo:font-size="10.5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02ffd8"/>
    </style:style>
    <style:style style:name="T8" style:family="text">
      <style:text-properties officeooo:rsid="00057d16"/>
    </style:style>
    <style:style style:name="T9" style:family="text">
      <style:text-properties officeooo:rsid="00064515"/>
    </style:style>
  </office:automatic-styles>
  <office:body>
    <office:text text:use-soft-page-breaks="true">
      <office:forms form:automatic-focus="false" form:apply-design-mode="false"/>
      <text:tracked-changes>
        <text:changed-region xml:id="ct58321632" text:id="ct58321632">
          <text:insertion>
            <office:change-info>
              <dc:creator>Denis Kotlar</dc:creator>
              <dc:date>2016-12-15T12:55:00</dc:date>
            </office:change-info>
          </text:insertion>
        </text:changed-region>
        <text:changed-region xml:id="ct57332944" text:id="ct57332944">
          <text:insertion>
            <office:change-info>
              <dc:creator>Denis Kotlar</dc:creator>
              <dc:date>2016-12-15T12:53:00</dc:date>
            </office:change-info>
          </text:insertion>
        </text:changed-region>
        <text:changed-region xml:id="ct56591632" text:id="ct56591632">
          <text:deletion>
            <office:change-info>
              <dc:creator>Denis Kotlar</dc:creator>
              <dc:date>2016-12-15T12:57:00</dc:date>
            </office:change-info>
            <text:p text:style-name="cmd_5f_code_20_Start">MAIN</text:p>
          </text:deletion>
        </text:changed-region>
        <text:changed-region xml:id="ct50808816" text:id="ct50808816">
          <text:insertion>
            <office:change-info>
              <dc:creator>Denis Kotlar</dc:creator>
              <dc:date>2016-12-15T12:57:00</dc:date>
            </office:change-info>
          </text:insertion>
        </text:changed-region>
        <text:changed-region xml:id="ct44274800" text:id="ct44274800">
          <text:deletion>
            <office:change-info>
              <dc:creator>Denis Kotlar</dc:creator>
              <dc:date>2016-12-15T12:57:00</dc:date>
            </office:change-info>
            <text:p text:style-name="cmd_5f_code_20_Start">AUX temp, not installed, skipped", </text:p>
          </text:deletion>
        </text:changed-region>
        <text:changed-region xml:id="ct44614880" text:id="ct44614880">
          <text:insertion>
            <office:change-info>
              <dc:creator>Denis Kotlar</dc:creator>
              <dc:date>2016-12-15T12: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46472764619481824" text:style-name="Outline">
        <text:list-item>
          <text:list>
            <text:list-item>
              <text:h text:style-name="P7" text:outline-level="2">DIAGnostic</text:h>
            </text:list-item>
          </text:list>
        </text:list-item>
      </text:list>
      <text:p text:style-name="Standard">The purpose of the DIAGnostic subsystem is to provide a tree node for all of the PSU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fan" text:style-name="Internet_20_link" text:visited-style-name="Visited_20_Internet_20_Link">:</text:a><text:a xlink:type="simple" xlink:href="#diag_fan" text:style-name="Internet_20_link" text:visited-style-name="Visited_20_Internet_20_Link">FAN?</text:a></text:p>
          </table:table-cell>
          <table:table-cell table:style-name="Table129.A2" office:value-type="string">
            <text:p text:style-name="Standard">Returns status of <text:span text:style-name="T4">the cooling fan.</text:span></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25910311181080"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binding posts.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text:p>
          </table:table-cell>
          <table:table-cell table:style-name="Table1.A1" office:value-type="string">
            <text:p text:style-name="P3">n/a</text:p>
          </table:table-cell>
        </table:table-row>
        <table:table-row>
          <table:table-cell table:style-name="Table1.A1" office:value-type="string">
            <text:p text:style-name="P4"><text:span text:style-name="T5">Usage</text:span><text:span text:style-name="T6"> </text:span><text:span text:style-name="T5">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P5">MEASure[:SCALar]:CURRent[:DC]</text:p>
            <text:p text:style-name="P5">MEASure[:SCALar][:VOLTage][:DC]</text:p>
            <text:p text:style-name="P5">[SOURce[&lt;n&gt;]]:CURRent[:LEVel][:IMMediate][:AMPLitude]</text:p>
            <text:p text:style-name="P5">[SOURce[&lt;n&gt;]]:VOLTage[:LEVel][:IMMediate][:AMPLitude] </text:p>
          </table:table-cell>
          <table:covered-table-cell/>
          <table:covered-table-cell/>
          <table:covered-table-cell/>
        </table:table-row>
      </table:table>
      <text:list xml:id="list125911269866452" text:continue-numbering="true" text:style-name="Outline">
        <text:list-item>
          <text:list>
            <text:list-item>
              <text:list>
                <text:list-item>
                  <text:h text:style-name="Heading_20_3" text:outline-level="3"><text:bookmark text:name="diag_fan"/>DIAGnostic[:INFOrmation]:FAN?</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DIAGnostic[:INFOrmation]:FAN?</text:p>
          </table:table-cell>
        </table:table-row>
        <table:table-row>
          <table:table-cell table:style-name="Table2.A1" office:value-type="string">
            <text:p text:style-name="P1">Description</text:p>
          </table:table-cell>
          <table:table-cell table:style-name="Table2.A1" office:value-type="string">
            <text:p text:style-name="P1">Use this query to obtain information about cooling fan state.</text:p>
          </table:table-cell>
        </table:table-row>
        <table:table-row>
          <table:table-cell table:style-name="Table2.A1" office:value-type="string">
            <text:p text:style-name="P1">Return</text:p>
          </table:table-cell>
          <table:table-cell table:style-name="Table2.A1" office:value-type="string">
            <text:p text:style-name="P1">Returns -1 if cooling fan is not installed (see SYSTem:CPU:[INFOrmation]?), 0 if fan is stalled (fault condition) or measured fan speed in <text:span text:style-name="T1">rpm</text:span>.</text:p>
            <text:p text:style-name="P1"/>
            <text:p text:style-name="P1">Cooling fan is periodically tested while it’s working (that depends of measured channel’s temperature sensor value). When it does not passed the test, programmed output current is automatically limited to value defined with <text:span text:style-name="backtick">ERR_MAX_CURRENT</text:span> constant (<text:span text:style-name="backtick">conf_advanced.h</text:span>). If load that draws more current then <text:span text:style-name="backtick">ERR_MAX_CURRENT</text:span> value output current will be set to zero.</text:p>
          </table:table-cell>
        </table:table-row>
        <table:table-row>
          <table:table-cell table:style-name="Table2.A1" office:value-type="string">
            <text:p text:style-name="P4"><text:span text:style-name="T5">Usage</text:span><text:span text:style-name="T6"> </text:span><text:span text:style-name="T5">example</text:span></text:p>
          </table:table-cell>
          <table:table-cell table:style-name="Table2.A1" office:value-type="string">
            <text:p text:style-name="cmd_5f_code">DIAG:FAN?</text:p>
            <text:p text:style-name="P6">1205.00</text:p>
          </table:table-cell>
        </table:table-row>
        <table:table-row>
          <table:table-cell table:style-name="Table2.A1" office:value-type="string">
            <text:p text:style-name="P4">Related Commands</text:p>
          </table:table-cell>
          <table:table-cell table:style-name="Table2.A1" office:value-type="string">
            <text:p text:style-name="P5">MEASure[:SCALar]:TEMPerature[:THERmistor][:DC]</text:p>
            <text:p text:style-name="P5">SYSTem:CPU:[INFOrmation]</text:p>
          </table:table-cell>
        </table:table-row>
      </table:table>
      <text:list xml:id="list125911238898950"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number-columns-repeated="4"/>
        <table:table-row>
          <table:table-cell table:style-name="Table152.A1" office:value-type="string">
            <text:p text:style-name="P1">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ext:soft-page-break/>
        <table:table-row>
          <table:table-cell table:style-name="Table152.A1" office:value-type="string">
            <text:p text:style-name="P1">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office:value-type="string">
            <text:p text:style-name="P1">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table:number-rows-spanned="2" office:value-type="string">
            <text:p text:style-name="P1">Parameters</text:p>
          </table:table-cell>
          <table:table-cell table:style-name="Table152.B4" office:value-type="string">
            <text:p text:style-name="P2">Name</text:p>
          </table:table-cell>
          <table:table-cell table:style-name="Table152.B4" office:value-type="string">
            <text:p text:style-name="P2">Type</text:p>
          </table:table-cell>
          <table:table-cell table:style-name="Table152.B4" office:value-type="string">
            <text:p text:style-name="P2">Range</text:p>
          </table:table-cell>
          <table:table-cell table:style-name="Table152.B4"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text:p>
          </table:table-cell>
          <table:table-cell table:style-name="Table152.A1" office:value-type="string">
            <text:p text:style-name="P3">n/a</text:p>
          </table:table-cell>
        </table:table-row>
        <table:table-row>
          <table:table-cell table:style-name="Table152.A1" office:value-type="string">
            <text:p text:style-name="P4"><text:span text:style-name="T5">Usage</text:span><text:span text:style-name="T6"> </text:span><text:span text:style-name="T5">example</text:span></text:p>
          </table:table-cell>
          <table:table-cell table:style-name="Table152.A1" table:number-columns-spanned="4" office:value-type="string">
            <text:p text:style-name="Standard">Calibration parameters for <text:span text:style-name="T7">H24005</text:span> PSU model when the channel 1 is not in the calibration mode:</text:p>
            <text:p text:style-name="cmd_5f_code_20_Start"><text:bookmark-start text:name="__DdeLink__616_1022528270"/>DIAG:INFO:CAL? CH1<text:bookmark-end text:name="__DdeLink__616_1022528270"/></text:p>
            <text:p text:style-name="P9"><text:change-start text:change-id="ct58321632"/><text:span text:style-name="T3">"remark=20161211 he2","u_cal_params_exists=1","u_min_level=0.15V","u_min_data=0.13V","u_min_adc=0.11V","u_mid_level=19.10V","u_mid_data=19.07V","u_mid_adc=18.75V","u_max_level=38.00V","u_max_data=37.90V","u_max_adc=37.35V","u_min_range=0.019735V","u_max_range=39.997578V","i_cal_params_exists=1","i_min_level=0.05A","i_min_data=0.04A","i_min_adc=0.04A","i_mid_level=2.42A","i_mid_data=2.42A","i_mid_adc=2.42A","i_max_level=4.80A","i_max_data=4.81A","i_max_adc=4.79A","i_min_range=0.012135A","i_max_range=4.999954A"</text:span><text:change-end text:change-id="ct58321632"/></text:p>
            <text:p text:style-name="Standard">The query results when a channel is just entered the calibration mode:</text:p>
            <text:p text:style-name="cmd_5f_code_20_Start"><text:bookmark-start text:name="__DdeLink__658_1022528270"/>DIAG:INFO:CAL?<text:bookmark-end text:name="__DdeLink__658_1022528270"/></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P4">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25909965800232"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P1">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P1">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P1">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P4"><text:span text:style-name="T5">Usage</text:span><text:span text:style-name="T6"> </text:span><text:span text:style-name="T5">example</text:span></text:p>
          </table:table-cell>
          <table:table-cell table:style-name="Table161.A1" office:value-type="string">
            <text:p text:style-name="cmd_5f_code_20_End">DIAG:PROT?</text:p>
            <text:p text:style-name="P8"><text:change-start text:change-id="ct57332944"/>"CH1 u_tripped=0","CH1 u_state=0","CH1 u_delay=5.00 ms","CH1 u_level=39.99 V","CH1 i_tripped=0","CH1 i_state=1","CH1 i_delay=20.00 ms","CH1 p_tripped=0","CH1 p_state=1","CH1 p_delay=10.00 s","CH1 p_level=155.00 W","CH2 u_tripped=0","CH2 u_state=0","CH2 u_delay=5.00 ms","CH2 u_level=39.99 V","CH2 i_tripped=1","CH2 i_state=1","CH2 i_delay=20.00 ms","CH2 p_tripped=0","CH2 p_state=1","CH2 p_delay=10.00 s","CH2 p_level=155.00 W","temp_AUX_tripped=0","temp_AUX_state=0","temp_AUX_delay=10.00 s","temp_AUX_level=55.00 oC","temp_CH1_tripped=0","temp_CH1_state=1","temp_CH1_delay=30.00 s","temp_CH1_level=75.00 oC","temp_CH2_tripped=0","temp_CH2_state=1","temp_CH2_delay=30.00 s","temp_CH2_level=75.00 oC"<text:change-end text:change-id="ct57332944"/></text:p>
          </table:table-cell>
        </table:table-row>
        <table:table-row>
          <table:table-cell table:style-name="Table161.A1" office:value-type="string">
            <text:p text:style-name="P4">Related Commands</text:p>
          </table:table-cell>
          <table:table-cell table:style-name="Table161.A1" office:value-type="string">
            <text:p text:style-name="P1">[SOURce[&lt;n&gt;]<text:span text:style-name="T4">]:</text:span>CURRent:PROTection:DELay[:TIME]</text:p>
            <text:p text:style-name="P1">[SOURce[&lt;n&gt;]<text:span text:style-name="T4">]:</text:span>CURRent:PROTection:STATe</text:p>
            <text:p text:style-name="P1">[SOURce[&lt;n&gt;]<text:span text:style-name="T4">]:</text:span>CURRent:PROTection:TRIPped?</text:p>
            <text:p text:style-name="P1">[SOURce[&lt;n&gt;]<text:span text:style-name="T4">]:</text:span>POWer:PROTection</text:p>
            <text:p text:style-name="P1"><text:soft-page-break/>[SOURce[&lt;n&gt;]<text:span text:style-name="T4">]:</text:span>POWer:PROTection:DELay[:TIME]</text:p>
            <text:p text:style-name="P1">[SOURce[&lt;n&gt;]<text:span text:style-name="T4">]:</text:span>POWer:PROTection:STATe</text:p>
            <text:p text:style-name="P1">[SOURce[&lt;n&gt;]<text:span text:style-name="T4">]:</text:span>POWer:PROTection:TRIPped?</text:p>
            <text:p text:style-name="P1">[SOURce[&lt;n&gt;]<text:span text:style-name="T4">]:</text:span>VOLTage:PROTection:DELay[:TIME]</text:p>
            <text:p text:style-name="P1">[SOURce[&lt;n&gt;]<text:span text:style-name="T4">]:</text:span>VOLTage:PROTection:STATe</text:p>
            <text:p text:style-name="P1">[SOURce[&lt;n&gt;]<text:span text:style-name="T4">]:</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25910332342411"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P1">Syntax</text:p>
          </table:table-cell>
          <table:table-cell table:style-name="Table151.A1" office:value-type="string">
            <text:p text:style-name="cmd_5f_root">DIAGnostic[:INFOrmation]:TEST?</text:p>
          </table:table-cell>
        </table:table-row>
        <table:table-row>
          <table:table-cell table:style-name="Table151.A1" office:value-type="string">
            <text:p text:style-name="P1">Description</text:p>
          </table:table-cell>
          <table:table-cell table:style-name="Table151.A1" office:value-type="string">
            <text:p text:style-name="P1">This query returns results of the most recent self-test (see <text:a xlink:type="simple" xlink:href="http://www.envox.hr/eez/bench-power-supply/psu-scpi-reference-manual/psu-scpi-common-command-reference.html#tst" text:style-name="Internet_20_link" text:visited-style-name="Visited_20_Internet_20_Link">*TST?</text:a> command).</text:p>
          </table:table-cell>
        </table:table-row>
        <table:table-row>
          <table:table-cell table:style-name="Table151.A1" office:value-type="string">
            <text:p text:style-name="P1">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862442206363116462"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PSU. While in the Stand-by mode this command will returns only test results for the Arduino shield devices.</text:p>
            <text:p text:style-name="P1"/>
            <text:p text:style-name="note">Return code for the BP option will always be 2 (skipped). </text:p>
          </table:table-cell>
        </table:table-row>
        <table:table-row>
          <table:table-cell table:style-name="Table151.A1" office:value-type="string">
            <text:p text:style-name="P4"><text:span text:style-name="T5">Usage</text:span><text:span text:style-name="T6"> </text:span><text:span text:style-name="T5">example</text:span></text:p>
          </table:table-cell>
          <table:table-cell table:style-name="Table151.A1" office:value-type="string">
            <text:p text:style-name="Standard">Return self-test results where DAC on the channel 2 failed to pass the test and due to that ADC testing has been skipped:</text:p>
            <text:p text:style-name="cmd_5f_code_20_Start">DIAG:TEST?</text:p>
            <text:p text:style-name="cmd_5f_code_20_Start">"1, EEPROM, installed, passed", "1, Ethernet, installed, passed" "2, RTC, not installed, skipped", "2, BP option, installed, skipped", "1, FAN, installed, passed", "1, <text:change text:change-id="ct56591632"/><text:change-start text:change-id="ct50808816"/><text:span text:style-name="T8">AUX</text:span><text:change-end text:change-id="ct50808816"/> temp, installed, passed", "2, <text:change text:change-id="ct44274800"/>"2, BATT temp, not installed, skipped", "1, CH1 IOEXP, installed, passed", "1, CH1 DAC, installed, passed", "1, CH1 ADC, installed, passed", "1, CH1 temp, installed, passed", "1, CH2 IOEXP, installed, passed", "0, CH2 DAC, installed, failed", "1, CH2 ADC, installed, skipped", "1, CH2 Temp, installed, passed", </text:p>
            <text:p text:style-name="cmd_5f_code"/>
            <text:p text:style-name="Standard">Return self-test results while PSU is in the Stand-by mode:</text:p>
            <text:p text:style-name="cmd_5f_code_20_Start">DIAG:TEST?</text:p>
            <text:p text:style-name="P10"><text:change-start text:change-id="ct44614880"/><text:span text:style-name="T9">"1, EEPROM, installed, passed","2, Ethernet, installed, skipped","1, RTC, installed, passed","1, DateTime, installed, passed","2, BP option, installed, skipped","1, Fan, installed, passed","1, AUX temp, installed, passed","1, CH1 temp, installed, passed","1, CH2 temp, installed, passed","1, CH1 IOEXP, installed, passed","1, CH1 DAC, installed, passed","1, CH1 ADC, installed, passed","1, CH2 IOEXP, installed, passed","1, CH2 DAC, installed, passed","1, CH2 ADC, installed, passed"</text:span><text:change-end text:change-id="ct44614880"/></text:p>
          </table:table-cell>
        </table:table-row>
        <table:table-row>
          <table:table-cell table:style-name="Table151.A1" office:value-type="string">
            <text:p text:style-name="P4">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3. DIAGnostic</dc:title>
    <meta:document-statistic meta:table-count="6" meta:image-count="0" meta:object-count="0" meta:page-count="3" meta:paragraph-count="135" meta:word-count="745" meta:character-count="6964" meta:non-whitespace-character-count="6356"/>
    <meta:user-defined meta:name="WebPublish_HTML_Profile">HTML</meta:user-defined>
    <meta:user-defined meta:name="WebPublish_Post_AdditionalCategories">9</meta:user-defined>
    <meta:user-defined meta:name="WebPublish_Post_Id">2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